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4pt" officeooo:paragraph-rsid="00180d98" style:font-size-asian="14pt" style:font-size-complex="14pt"/>
    </style:style>
    <style:style style:name="P2" style:family="paragraph" style:parent-style-name="Standard">
      <style:paragraph-properties fo:line-height="115%" fo:text-align="justify" style:justify-single-word="false"/>
      <style:text-properties fo:font-size="14pt" officeooo:paragraph-rsid="00180d98" style:font-size-asian="14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fo:font-size="14pt" officeooo:paragraph-rsid="00190b11" style:font-size-asian="14pt" style:font-size-complex="14pt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officeooo:paragraph-rsid="001a43c3" style:font-size-asian="14pt" style:font-size-complex="14pt"/>
    </style:style>
    <style:style style:name="P5" style:family="paragraph" style:parent-style-name="Standard">
      <style:paragraph-properties fo:line-height="115%" fo:text-align="justify" style:justify-single-word="false"/>
      <style:text-properties fo:font-size="14pt" officeooo:paragraph-rsid="001e298f" style:font-size-asian="14pt" style:font-size-complex="14pt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officeooo:rsid="00180d98" officeooo:paragraph-rsid="00180d98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1pt" officeooo:paragraph-rsid="00180d98" style:font-size-asian="11pt" style:font-size-complex="11pt"/>
    </style:style>
    <style:style style:name="P8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font-size="14pt" officeooo:paragraph-rsid="00180d98" style:font-size-asian="14pt" style:font-size-complex="14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4pt" officeooo:paragraph-rsid="002187a9" style:font-size-asian="14pt" style:font-size-complex="14pt"/>
    </style:style>
    <style:style style:name="P10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font-size="14pt" fo:font-weight="bold" officeooo:paragraph-rsid="00180d9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fo:font-size="11pt" officeooo:paragraph-rsid="001e298f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0b11"/>
    </style:style>
    <style:style style:name="T3" style:family="text">
      <style:text-properties style:text-underline-style="solid" style:text-underline-width="auto" style:text-underline-color="font-color" officeooo:rsid="001a43c3"/>
    </style:style>
    <style:style style:name="T4" style:family="text">
      <style:text-properties style:text-underline-style="solid" style:text-underline-width="auto" style:text-underline-color="font-color" officeooo:rsid="001c9129"/>
    </style:style>
    <style:style style:name="T5" style:family="text">
      <style:text-properties style:text-underline-style="solid" style:text-underline-width="auto" style:text-underline-color="font-color" officeooo:rsid="00180d98"/>
    </style:style>
    <style:style style:name="T6" style:family="text">
      <style:text-properties style:text-underline-style="solid" style:text-underline-width="auto" style:text-underline-color="font-color" officeooo:rsid="002351f9"/>
    </style:style>
    <style:style style:name="T7" style:family="text">
      <style:text-properties officeooo:rsid="002351f9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2351f9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officeooo:rsid="002351f9"/>
    </style:style>
    <style:style style:name="T12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3" style:family="text">
      <style:text-properties style:text-line-through-style="none" style:text-line-through-type="none" style:text-underline-style="solid" style:text-underline-width="auto" style:text-underline-color="font-color" officeooo:rsid="002351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ФГБОУ ВПО</text:p>
      <text:p text:style-name="P1">Уфимский государственный авиационный технический университет</text:p>
      <text:p text:style-name="P1"/>
      <text:p text:style-name="P10">ОТЗЫВ</text:p>
      <text:p text:style-name="P9"><text:tab/>Руководитель выпускной квалификационной работы</text:p>
      <text:p text:style-name="P9"><text:span text:style-name="T5"><text:s text:c="37"/>к.т.н, доц. Еникеева </text:span><text:span text:style-name="T2">Карина Рафаэлевна <text:s text:c="10"/></text:span><text:span text:style-name="T5"><text:s text:c="26"/></text:span></text:p>
      <text:p text:style-name="P7">(звание, степень, фамилия, имя, отчество)</text:p>
      <text:p text:style-name="P2"/>
      <text:p text:style-name="P3">должность <text:span text:style-name="T12"><text:s text:c="2"/></text:span><text:span text:style-name="T13">доцент кафедры ВМиК</text:span><text:span text:style-name="T12"> <text:s/></text:span></text:p>
      <text:p text:style-name="P3">место работы <text:span text:style-name="T1"><text:s text:c="3"/></text:span><text:span text:style-name="T6">УГАТУ <text:s/></text:span></text:p>
      <text:p text:style-name="P3">о выпускной квалификационной работе студента <text:span text:style-name="T1"><text:s text:c="3"/>гр. </text:span><text:span text:style-name="T4">ПРО-404сз <text:s text:c="4"/></text:span></text:p>
      <text:p text:style-name="P2">факультета <text:span text:style-name="T1"><text:s text:c="4"/></text:span><text:span text:style-name="T2">ИРТ <text:s text:c="3"/></text:span></text:p>
      <text:p text:style-name="P5"><text:span text:style-name="T5"><text:s text:c="43"/></text:span><text:span text:style-name="T2">Синявского Глеба Николаевича</text:span><text:span text:style-name="T5"> <text:s text:c="45"/></text:span></text:p>
      <text:p text:style-name="P11">(фамилия, имя, отчество)</text:p>
      <text:p text:style-name="P4"><text:tab/>Тема выпускной квалификационной работы <text:span text:style-name="T1"><text:s text:c="2"/>«</text:span><text:span text:style-name="T3">Программа для предупреждения пересечения стволов скважин</text:span><text:span text:style-name="T1">» <text:s text:c="8"/></text:span></text:p>
      <text:p text:style-name="P2"/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Руководитель выпускной квалификационной работы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2:57:19.920752024</meta:creation-date>
    <dc:date>2016-01-30T10:54:52.003211495</dc:date>
    <meta:editing-duration>PT23M46S</meta:editing-duration>
    <meta:editing-cycles>10</meta:editing-cycles>
    <meta:generator>LibreOffice/4.4.7.2$Linux_X86_64 LibreOffice_project/40m0$Build-2</meta:generator>
    <meta:document-statistic meta:table-count="0" meta:image-count="0" meta:object-count="0" meta:page-count="1" meta:paragraph-count="14" meta:word-count="58" meta:character-count="731" meta:non-whitespace-character-count="486"/>
  </office:meta>
</office:document-meta>
</file>